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c5b9" officeooo:paragraph-rsid="0000c5b9"/>
    </style:style>
    <style:style style:name="P2" style:family="paragraph" style:parent-style-name="Standard">
      <style:text-properties fo:language="de" fo:country="DE" officeooo:rsid="000123d2" officeooo:paragraph-rsid="000123d2"/>
    </style:style>
    <style:style style:name="P3" style:family="paragraph" style:parent-style-name="Standard">
      <style:text-properties fo:language="de" fo:country="DE" officeooo:rsid="00020373" officeooo:paragraph-rsid="00020373"/>
    </style:style>
    <style:style style:name="P4" style:family="paragraph" style:parent-style-name="Standard">
      <style:text-properties fo:language="de" fo:country="DE" officeooo:rsid="0002b966" officeooo:paragraph-rsid="0002b966"/>
    </style:style>
    <style:style style:name="P5" style:family="paragraph" style:parent-style-name="Heading_20_3">
      <style:text-properties fo:language="de" fo:country="DE"/>
    </style:style>
    <style:style style:name="P6" style:family="paragraph" style:parent-style-name="Heading_20_2">
      <style:text-properties fo:language="de" fo:country="DE"/>
    </style:style>
    <style:style style:name="T1" style:family="text">
      <style:text-properties officeooo:rsid="000123d2"/>
    </style:style>
    <style:style style:name="T2" style:family="text">
      <style:text-properties officeooo:rsid="0001277d"/>
    </style:style>
    <style:style style:name="T3" style:family="text">
      <style:text-properties officeooo:rsid="0002e5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6" text:outline-level="2">Wissensfragen zu Thema 2</text:h>
      <text:h text:style-name="P5" text:outline-level="3">1) Worum geht es beim „Diamantenproblem“?</text:h>
      <text:p text:style-name="P4">Potentielle Konflikte beim Vererben verhindern. Wenn B und C von A erben und D von B und C erbt, wird im Klassenkopf von B und C ergänzt, dass A virtual ist. So wird bei D ein Konflikt vermieden, wenn 2x die Methode(n) von A vererbt würden. Folie 2.30 class B : public virtual A{};</text:p>
      <text:h text:style-name="P5" text:outline-level="3">2) Wann soll eine Funktion virtuell sein?</text:h>
      <text:p text:style-name="P1">Wenn <text:span text:style-name="T2">beim Aufruf die Funktion aus der Klasse genutzt werden soll, der das Objekt angehört, statt aus der Basisklasse.</text:span></text:p>
      <text:h text:style-name="P5" text:outline-level="3">3) Wie werden „Modell“-Klassen erstellt?</text:h>
      <text:p text:style-name="P3">Als abstrakte Klasse</text:p>
      <text:h text:style-name="P5" text:outline-level="3">4) Was ist an folgender reinen virtuellen member-Funktion falsch geschrieben (zwei Fehler): <text:line-break/>virtual void SuperFunc(int a){};</text:h>
      <text:p text:style-name="P1"><text:s/>= 0 statt {}</text:p>
      <text:h text:style-name="P5" text:outline-level="3">5) Gibt es einen Unterschied, ob eine Methode innerhalb einer Klasse oder außerhalb der Klasse implementiert wird?</text:h>
      <text:p text:style-name="P1">Ja</text:p>
      <text:h text:style-name="P5" text:outline-level="3">6)Mit eindeutig unterschiedener Parametersignatur:<text:line-break/> <text:s text:c="3"/>a) Können Funktionen in C++-Programmierung überladen werden wenn sie verschiedene Rückgabetypen haben?</text:h>
      <text:p text:style-name="P1">Es geht nicht, dass sich Funktionen nur im Rückgabetyp unterscheiden, die Parameter, der Name und die Klasse aber gleich sind.</text:p>
      <text:h text:style-name="P5" text:outline-level="3"><text:s text:c="4"/>b) Können Funktionen in C++-Programmierung überladen werden wenn sie verschiedene Parametertypen haben?</text:h>
      <text:p text:style-name="P1">Ja <text:span text:style-name="T3">(evtl Probleme, wenn Unterschied z.B. nur in float/double liegt)</text:span></text:p>
      <text:h text:style-name="P5" text:outline-level="3"><text:s text:c="4"/>c) Können Funktionen in C++-Programmierung überladen werden wenn sie verschiedenen Klassen angehören?</text:h>
      <text:p text:style-name="P1">Ja</text:p>
      <text:h text:style-name="P5" text:outline-level="3">7) Wenn folgendes in einer Klasse steht, <text:span text:style-name="T1">i</text:span>st vorherige Überladung möglich?<text:line-break/><text:span text:style-name="T1">p</text:span>ublic:<text:line-break/> <text:s text:c="3"/>void tutWas(int a){std::cout &lt;&lt; „Ups!“ &lt;&lt; std::endl}<text:line-break/> <text:s text:c="3"/>char tutWas (int b){std::cout &lt;&lt; „Huch!“ &lt;&lt; std::endl}</text:h>
      <text:p text:style-name="P2">Nein, gleicher Name mit 2x Int ist nicht erlaub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13T13:51:48.317000000</dc:date>
    <meta:editing-duration>PT9M17S</meta:editing-duration>
    <meta:editing-cycles>2</meta:editing-cycles>
    <meta:document-statistic meta:table-count="0" meta:image-count="0" meta:object-count="0" meta:page-count="1" meta:paragraph-count="19" meta:word-count="243" meta:character-count="1628" meta:non-whitespace-character-count="1382"/>
  </office:meta>
</office:document-meta>
</file>